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Variable">
      <style:paragraph-properties fo:text-align="start" style:justify-single-word="false"/>
    </style:style>
    <style:style style:name="P4"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ppendix"/>
      </text:sequence-decls>
      <text:user-field-decls>
        <text:user-field-decl office:value-type="string" office:string-value="9 Oct 07" text:name="SAVEDATE  \@ &quot;M'/'d'/'yy&quot;"/>
      </text:user-field-decls>
      <text:p text:style-name="P4"/>
      <text:h text:style-name="Heading_20_1" text:outline-level="1"><text:reference-mark-start text:name="RegNameApp"/>Register <text:bookmark-start text:name="RTF330034003100360038003a00"/>Names<text:bookmark-end text:name="RTF330034003100360038003a00"/><text:reference-mark-end text:name="RegNameApp"/></text:h>
      <text:p text:style-name="Body">IA-64 registers are fully described in other documents. This chapter provides a list for convenience only. The register names are documented here as recognized by Ski and, in a few cases, don't exactly match the names in other documents due to program limitations. For example, the floating point registers must be accessed in three pieces: the mantissa part, the sign part, and the (biased) exponent part. Similarly, the "Not a Thing" bits of the various registers are separate entities for Ski. Individual bits of complex registers such as the <text:span text:style-name="CodeBold">psr</text:span> are documented here as well, corresponding to the names by which Ski recognizes them.</text:p>
      <text:h text:style-name="Heading_20_2" text:outline-level="2"><text:bookmark-start text:name="RTF330038003800330039003a00"/>IA-64 Registers<text:bookmark-end text:name="RTF330038003800330039003a00"/></text:h>
      <text:p text:style-name="Variable">al, ah, ax, eax<text:tab/>IA-32 Registers: al and ah are byte-wide, ax is al and ah taken together as two bytes, eax is four bytes wide with ax as the two least significant bytes.</text:p>
      <text:p text:style-name="Variable">ar0 - ar127<text:tab/>IA-64 Application Registers</text:p>
      <text:p text:style-name="Variable">b0 - b7<text:tab/>IA-64 Branch Registers</text:p>
      <text:p text:style-name="Variable">bl, bh, bx, ebx<text:tab/>IA-32 Registers: bl and bh are byte-wide, bx is bl and bh taken together as two bytes, ebx is four bytes wide with bx as the two least significant bytes.</text:p>
      <text:p text:style-name="Variable">bp, ebp<text:tab/>IA-32 Base Pointers: bp is two bytes wide, ebp is four bytes wide with bp as the two least significant bytes.</text:p>
      <text:p text:style-name="Variable">bsp<text:tab/>IA-64 Register Save Engine (RSE) Backing Store Pointer Register</text:p>
      <text:p text:style-name="Variable">bspst<text:tab/>IA-64 Register Save Engine (RSE) Backing Store Pointer Register for memory stores</text:p>
      <text:p text:style-name="Variable">ccv<text:tab/>IA-64 Compare and Exchange Value Register</text:p>
      <text:p text:style-name="Variable">cl, ch, cx, ecx<text:tab/>IA-32 Registers: cl and ch are byte-wide, cx is cl and ch taken together as two bytes, ecx is four bytes wide with cx as the two least significant bytes.</text:p>
      <text:p text:style-name="Variable">cmcv<text:tab/>IA-64 Corrected Machine Check Vector Register</text:p>
      <text:p text:style-name="Variable">cr0 - cr127<text:tab/>IA-64 Control Registers</text:p>
      <text:p text:style-name="Variable">cs<text:tab/>IA-32 Code Segment Register</text:p>
      <text:p text:style-name="Variable">csd<text:tab/>IA-32 Code Segment Register Descriptor</text:p>
      <text:p text:style-name="Variable">dbr0 - dbr15<text:tab/>IA-64 Data Breakpoint Registers</text:p>
      <text:p text:style-name="Variable">dcr<text:tab/>IA-64 Default Control Register</text:p>
      <text:p text:style-name="Variable">dl, dh, dx, edx<text:tab/>IA-32 Registers: dl and dh are byte-wide, dx is dl and dh taken together as two bytes, edx is four bytes wide with dx as the two least significant bytes.</text:p>
      <text:p text:style-name="Variable">di, edi<text:tab/>IA-32 Arithmetic Registers: di is two bytes wide, edi is four bytes wide with di as the two least significant bytes.</text:p>
      <text:p text:style-name="Variable"><text:soft-page-break/>ds<text:tab/>IA-32 Data Segment Register</text:p>
      <text:p text:style-name="Variable">dsd<text:tab/>IA-32 Data Segment Register Descriptor</text:p>
      <text:p text:style-name="Variable">ec<text:tab/>IA-64 Epilog Count Register</text:p>
      <text:p text:style-name="Variable">eflags<text:tab/>IA-32 Flags Register</text:p>
      <text:p text:style-name="Variable">eflags.ac<text:tab/>IA-32 Alignment Check bit</text:p>
      <text:p text:style-name="Variable">eflags.af<text:tab/>IA-32 Auxiliary Carry Flag bit, also called the IA-32 Adjust Flag bit</text:p>
      <text:p text:style-name="Variable">eflags.be<text:tab/>IA-32 Below Equal Flag bit</text:p>
      <text:p text:style-name="Variable">eflags.cf<text:tab/>IA-32 Carry Flag bit</text:p>
      <text:p text:style-name="Variable">eflags.df<text:tab/>IA-32 Direction Flag bit</text:p>
      <text:p text:style-name="Variable">eflags.id<text:tab/>IA-32 ID Flag bit</text:p>
      <text:p text:style-name="Variable">eflags.if<text:tab/>IA-32 Interruption Flag bit</text:p>
      <text:p text:style-name="Variable">eflags.iopl<text:tab/>IA-32 I/O Privilege Level bit</text:p>
      <text:p text:style-name="Variable">eflags.le<text:tab/>IA-32 Less Equal Flag bit</text:p>
      <text:p text:style-name="Variable">eflags.lt<text:tab/>IA-32 Less Than Flag bit</text:p>
      <text:p text:style-name="Variable">eflags.nt<text:tab/>IA-32 Nested Task bit</text:p>
      <text:p text:style-name="Variable">eflags.of<text:tab/>IA-32 Overflow Flag bit</text:p>
      <text:p text:style-name="Variable">eflags.pf<text:tab/>IA-32 Parity Flag bit</text:p>
      <text:p text:style-name="Variable">eflags.rf<text:tab/>IA-32 Resume Flag bit</text:p>
      <text:p text:style-name="Variable">eflags.sf<text:tab/>IA-32 Sign Flag bit</text:p>
      <text:p text:style-name="Variable">eflags.tf<text:tab/>IA-32 Trap Flag bit</text:p>
      <text:p text:style-name="Variable">eflags.vm<text:tab/>IA-32 Virtual 8086 Mode bit</text:p>
      <text:p text:style-name="Variable">eflags.zf<text:tab/>IA-32 Zero Flag bit</text:p>
      <text:p text:style-name="Variable">eoi<text:tab/>IA-64 End of Interrupt</text:p>
      <text:p text:style-name="Variable">es<text:tab/>IA-32 "Extra" Segment Register</text:p>
      <text:p text:style-name="Variable">esd<text:tab/>IA-32 "Extra" Segment Register Descriptor</text:p>
      <text:p text:style-name="Variable">esp<text:tab/>IA-32 four byte Stack Pointer; see "iasp" below</text:p>
      <text:p text:style-name="P3">f0.e, f1.e, … f127.e<text:line-break/>IA-64 Floating-point Register exponent parts</text:p>
      <text:p text:style-name="P3"><text:soft-page-break/>f0.m, f1.m, … f127.m<text:line-break/>IA-64 Floating-point Register mantissa parts</text:p>
      <text:p text:style-name="P3">f0.s, f1.s, … f127.s<text:line-break/>IA-64 Floating-point Register sign bits</text:p>
      <text:p text:style-name="Variable">fpsr<text:tab/>IA-64 Floating-point Status Register</text:p>
      <text:p text:style-name="Variable">fpsr.traps<text:tab/>IA-64 FPSR Trap Bits</text:p>
      <text:p text:style-name="Variable">fpsr.sf0<text:tab/>IA-64 FPSR Status Field 0</text:p>
      <text:p text:style-name="Variable">fpsr.sf0.ftz<text:tab/>IA-64 FPSR Status Field 0, Flush-to-Zero mode bit.</text:p>
      <text:p text:style-name="Variable">fpsr.sf0.wre<text:tab/>IA-64 FPSR Status Field 0, Widest range exponent mode bit</text:p>
      <text:p text:style-name="Variable">fpsr.sf0.pc<text:tab/>IA-64 FPSR Status Field 0, Precision control bits</text:p>
      <text:p text:style-name="Variable">fpsr.sf0.rc<text:tab/>IA-64 FPSR Status Field 0, Rounding control bits</text:p>
      <text:p text:style-name="Variable">fpsr.sf0.v<text:tab/>IA-64 FPSR Status Field 0, IEEE Invalid Operation status bit</text:p>
      <text:p text:style-name="Variable">fpsr.sf0.d<text:tab/>IA-64 FPSR Status Field 0, Denormal/Unnormal Operand status bit</text:p>
      <text:p text:style-name="Variable">fpsr.sf0.z<text:tab/>IA-64 FPSR Status Field 0, IEEE Zero Divide status bit</text:p>
      <text:p text:style-name="Variable">fpsr.sf0.o<text:tab/>IA-64 FPSR Status Field 0, IEEE Overflow status bit</text:p>
      <text:p text:style-name="Variable">fpsr.sf0.u<text:tab/>IA-64 FPSR Status Field 0, IEEE Underflow status bit</text:p>
      <text:p text:style-name="Variable">fpsr.sf0.i<text:tab/>IA-64 FPSR Status Field 0, IEEE Inexact status bit</text:p>
      <text:p text:style-name="Variable">fpsr.sf1<text:tab/>IA-64 FPSR Status Field 1</text:p>
      <text:p text:style-name="Variable">fpsr.sf2<text:tab/>IA-64 FPSR Status Field 2</text:p>
      <text:p text:style-name="Variable">fpsr.sf2.pc<text:tab/>IA-64 FPSR Status Field 2, Precision control bits</text:p>
      <text:p text:style-name="Variable">fpsr.sf2.rc<text:tab/>IA-64 FPSR Status Field 2, Rounding control bits</text:p>
      <text:p text:style-name="Variable">fpsr.sf2.v<text:tab/>IA-64 FPSR Status Field 2, IEEE Invalid Operation status bit</text:p>
      <text:p text:style-name="Variable">fpsr.sf2.d<text:tab/>IA-64 FPSR Status Field 2, Denormal/Unnormal Operand status bit</text:p>
      <text:p text:style-name="Variable">fpsr.sf2.z<text:tab/>IA-64 FPSR Status Field 2, IEEE Zero Divide status bit</text:p>
      <text:p text:style-name="Variable">fpsr.sf2.o<text:tab/>IA-64 FPSR Status Field 2, IEEE Overflow status bit</text:p>
      <text:p text:style-name="Variable">fpsr.sf2.u<text:tab/>IA-64 FPSR Status Field 2, IEEE Underflow status bit</text:p>
      <text:p text:style-name="Variable">fpsr.sf2.i<text:tab/>IA-64 FPSR Status Field 2, IEEE Inexact status bit</text:p>
      <text:p text:style-name="Variable">fpsr.sf3<text:tab/>IA-64 FPSR Status Field 3</text:p>
      <text:p text:style-name="Variable">fs<text:tab/>IA-32 additional extra Segment Register</text:p>
      <text:p text:style-name="Variable"><text:soft-page-break/>fsd<text:tab/>IA-32 additional extra Segment Register Descriptor</text:p>
      <text:p text:style-name="Variable">gdtd<text:tab/>IA-32 Global Descriptor Table Descriptor</text:p>
      <text:p text:style-name="Variable">gp<text:tab/>IA-64 Global Pointer, a synonym for r1</text:p>
      <text:p text:style-name="Variable">gp.nat<text:tab/>IA-64 Global Pointer Not-a-Thing bit, a synonym for r1.nat</text:p>
      <text:p text:style-name="Variable">gs<text:tab/>IA-32 additional extra Segment Register</text:p>
      <text:p text:style-name="Variable">gsd<text:tab/>IA-32 additional extra Segment Register Descriptor</text:p>
      <text:p text:style-name="Variable">iasp, esp<text:tab/>IA-32 Stack Pointer: iasp is two bytes wide, esp is four bytes wide with iasp as the two least significant bytes. (The x86 mnemonic for the iasp register is "sp" but that conflicts with the IA-64 Stack Pointer of the same name, hence the name change for IA-32.)</text:p>
      <text:p text:style-name="Variable">ibr0 - ibr15<text:tab/>IA-64 Instruction Breakpoint Registers</text:p>
      <text:p text:style-name="Variable">ifa<text:tab/>IA-64 Interruption Faulting Address Register</text:p>
      <text:p text:style-name="Variable">ifs<text:tab/>IA-64 Interruption Function State</text:p>
      <text:p text:style-name="Variable">iha<text:tab/>IA-64 Interruption Hash Address</text:p>
      <text:p text:style-name="Variable">iim<text:tab/>IA-64 Interruption Immediate Register</text:p>
      <text:p text:style-name="Variable">iip<text:tab/>IA-64 Interruption Instruction Bundle Pointer</text:p>
      <text:p text:style-name="Variable">iipa<text:tab/>IA-64 Interruption Instruction Previous Address</text:p>
      <text:p text:style-name="Variable">ip<text:tab/>IA-64 Instruction Pointer</text:p>
      <text:p text:style-name="Variable">ipsr<text:tab/>IA-64 Interruption Processor Status Register</text:p>
      <text:p text:style-name="Variable">irr0-irr3<text:tab/>IA-64 Interrupt Request Registers</text:p>
      <text:p text:style-name="Variable">isr<text:tab/>IA-64 Interruption Status Register</text:p>
      <text:p text:style-name="Variable">itc<text:tab/>IA-64 Interval Time Counter</text:p>
      <text:p text:style-name="Variable">itir<text:tab/>IA-64 Interruption TLB Insertion Register</text:p>
      <text:p text:style-name="Variable">itm<text:tab/>IA-64 Interval Timer Match Register</text:p>
      <text:p text:style-name="Variable">itv<text:tab/>IA-64 Interval Timer Vector</text:p>
      <text:p text:style-name="Variable">iva<text:tab/>IA-64 Interrupt Vector Address</text:p>
      <text:p text:style-name="Variable">ivr<text:tab/>IA-64 Interrupt Vector Register</text:p>
      <text:p text:style-name="Variable">k0 - k7<text:tab/>IA-64 Kernel Registers</text:p>
      <text:p text:style-name="Variable">lc<text:tab/>IA-64 Loop Count Register</text:p>
      <text:p text:style-name="Variable">ldt<text:tab/>IA-32 Local Descriptor Table</text:p>
      <text:p text:style-name="Variable"><text:soft-page-break/>ldtd<text:tab/>IA-32 Local Descriptor Table Descriptor</text:p>
      <text:p text:style-name="Variable">lid<text:tab/>IA-64 Local Interrupt ID</text:p>
      <text:p text:style-name="Variable">lrr0-lrr1<text:tab/>IA-64 Local Redirection Registers</text:p>
      <text:p text:style-name="Variable">p0 - p63<text:tab/>IA-64 Predicate Registers</text:p>
      <text:p text:style-name="Variable">pfs<text:tab/>IA-64 Previous Function State</text:p>
      <text:p text:style-name="Variable">pkr0 - pkr15<text:tab/>IA-64 Protection Key Registers</text:p>
      <text:p text:style-name="Variable">pmc0 - pmc15<text:tab/>IA-64 Performance Monitor Configuration Registers</text:p>
      <text:p text:style-name="Variable">pmd0 - pmd15<text:tab/>IA-64 Performance Monitor Data Registers</text:p>
      <text:p text:style-name="Variable">pmv<text:tab/>IA-64 Performance Monitoring Vector</text:p>
      <text:p text:style-name="Variable">psr<text:tab/>IA-64 Processor Status Register</text:p>
      <text:p text:style-name="Variable">psr.ac<text:tab/>IA-64 PSR Alignment Check bit </text:p>
      <text:p text:style-name="Variable">psr.be<text:tab/>IA-64 PSR Big-Endian bit</text:p>
      <text:p text:style-name="Variable">psr.bn<text:tab/>IA-64 PSR Register Bank bit</text:p>
      <text:p text:style-name="Variable">psr.cpl<text:tab/>IA-64 PSR Current Privilege Level</text:p>
      <text:p text:style-name="Variable">psr.da<text:tab/>IA-64 PSR Disable Access and Dirty-bit faults bit</text:p>
      <text:p text:style-name="Variable">psr.db<text:tab/>IA-64 PSR Debug Breakpoint fault bit</text:p>
      <text:p text:style-name="Variable">psr.dd<text:tab/>IA-64 PSR Data Debug fault disable bit</text:p>
      <text:p text:style-name="Variable">psr.dfh<text:tab/>IA-64 PSR Disabled Floating-point High bit</text:p>
      <text:p text:style-name="Variable">psr.dfl<text:tab/>IA-64 PSR Disabled Floating-point Low bit</text:p>
      <text:p text:style-name="Variable">psr.di<text:tab/>IA-64 PSR Disable Instruction set transition bit</text:p>
      <text:p text:style-name="Variable">psr.dt<text:tab/>IA-64 PSR Data address Translation bit</text:p>
      <text:p text:style-name="Variable">psr.ed<text:tab/>IA-64 PSR Exception Deferral bit</text:p>
      <text:p text:style-name="Variable">psr.i<text:tab/>IA-64 PSR Interrupt unmask bit</text:p>
      <text:p text:style-name="Variable">psr.ic<text:tab/>IA-64 PSR Interrupt Collection bit</text:p>
      <text:p text:style-name="Variable">psr.id<text:tab/>IA-64 PSR Instruction Debug fault disable bit</text:p>
      <text:p text:style-name="Variable">psr.is<text:tab/>IA-64 PSR Instruction Set bit</text:p>
      <text:p text:style-name="Variable">psr.it<text:tab/>IA-64 PSR Instruction address Translation bit</text:p>
      <text:p text:style-name="Variable">psr.lp<text:tab/>IA-64 PSR Lower Privilege transfer trap bit</text:p>
      <text:p text:style-name="Variable"><text:soft-page-break/>psr.mfh<text:tab/>IA-64 PSR Floating-point High modified bit</text:p>
      <text:p text:style-name="Variable">psr.mfl<text:tab/>IA-64 PSR Floating-point Low modified bit</text:p>
      <text:p text:style-name="Variable">psr.mc<text:tab/>IA-64 PSR Machine Check abort mask bit</text:p>
      <text:p text:style-name="Variable">psr.pk<text:tab/>IA-64 PSR Protection Key enable bit</text:p>
      <text:p text:style-name="Variable">psr.pp<text:tab/>IA-64 PSR Privileged Performance monitor enable bit</text:p>
      <text:p text:style-name="Variable">psr.ri<text:tab/>IA-64 PSR Restart Instruction slot number</text:p>
      <text:p text:style-name="Variable">psr.rt<text:tab/>IA-64 PSR Register stack Translation bit</text:p>
      <text:p text:style-name="Variable">psr.si<text:tab/>IA-64 PSR Secure Interval timer bit</text:p>
      <text:p text:style-name="Variable">psr.sp<text:tab/>IA-64 PSR Secure Performance monitors bit</text:p>
      <text:p text:style-name="Variable">psr.ss<text:tab/>IA-64 PSR Single Step enable bit</text:p>
      <text:p text:style-name="Variable">psr.tb<text:tab/>IA-64 PSR Taken Branch trap bit</text:p>
      <text:p text:style-name="Variable">psr.um<text:tab/>IA-64 PSR User Mask bits</text:p>
      <text:p text:style-name="Variable">psr.up<text:tab/>IA-64 PSR User Performance monitor enable bit</text:p>
      <text:p text:style-name="Variable">pta<text:tab/>IA-64 Page Table Address</text:p>
      <text:p text:style-name="Variable">r0, r1, … r127<text:tab/>IA-64 General Registers</text:p>
      <text:p text:style-name="P3">r0.nat, … r127.nat<text:line-break/>IA-64 General Register Not-a-Thing bits</text:p>
      <text:p text:style-name="Variable">rnat<text:tab/>IA-64 Register Save Engine (RSE) Not-a-Thing (NaT) Collection Register</text:p>
      <text:p text:style-name="Variable">rp<text:tab/>IA-64 Return Pointer, a synonym for b0</text:p>
      <text:p text:style-name="Variable">rr0 - rr7<text:tab/>IA-64 Region Registers</text:p>
      <text:p text:style-name="Variable">rrbf<text:tab/>IA-64 CFM Register Rename Base for floating-point registers</text:p>
      <text:p text:style-name="Variable">rrbg<text:tab/>IA-64 CFM Register Rename Base for general registers</text:p>
      <text:p text:style-name="Variable">rrbp<text:tab/>IA-64 CFM Register Rename Base for predicate registers</text:p>
      <text:p text:style-name="Variable">rsc<text:tab/>IA-64 Register Stack Configuration Register</text:p>
      <text:p text:style-name="Variable">si, esi<text:tab/>IA-32 Arithmetic Registers: si is two bytes wide, esi is four bytes wide with si as the two least significant bytes.</text:p>
      <text:p text:style-name="Variable">sof<text:tab/>IA-64 CFM Size of Stack frame</text:p>
      <text:p text:style-name="Variable">sol<text:tab/>IA-64 CFM Size of Locals Portion of Stack frame</text:p>
      <text:p text:style-name="Variable">sor<text:tab/>IA-64 CFM Size of Rotating Portion of Stack frame</text:p>
      <text:p text:style-name="Variable"><text:soft-page-break/>sp<text:tab/>IA-64 Stack Pointer, a synonym for r12. For the IA-32 equivalent of the x86 "sp" register, see the description of "iasp" above.</text:p>
      <text:p text:style-name="Variable">sp.nat<text:tab/>IA-64 Stack Pointer Not-a-Thing bit, a synonym for r12.nat.</text:p>
      <text:p text:style-name="Variable">ss<text:tab/>IA-32 Stack Segment Register</text:p>
      <text:p text:style-name="Variable">ssd<text:tab/>IA-32 Stack Segment Register Descriptor</text:p>
      <text:p text:style-name="Variable">tpr<text:tab/>IA-64 Task Priority Register</text:p>
      <text:p text:style-name="Variable">unat<text:tab/>IA-64 User Not-a-Thing (NaT) Collection Register</text:p>
      <text:p text:style-name="Vari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llustration" style:family="paragraph" style:parent-style-name="Caption" style:class="extra"/>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4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A.1&#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text:page-number style:num-format="1" text:select-page="current"/></text:p>
      </style:footer>
      <style:footer-left>
        <text:p text:style-name="P2"><text:chapter text:display="number-and-name" text:outline-level="1"/>-<text:page-number style:num-format="1" text:select-page="current"/><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31</meta:creation-date>
    <dc:creator>Lorna Vallad</dc:creator>
    <dc:date>2007-10-23T11:56:41</dc:date>
    <meta:editing-cycles>21</meta:editing-cycles>
    <meta:editing-duration>PT1H9M51S</meta:editing-duration>
    <meta:user-defined meta:name="Info 1"/>
    <meta:user-defined meta:name="Info 2"/>
    <meta:user-defined meta:name="Info 3"/>
    <meta:user-defined meta:name="Info 4"/>
    <meta:document-statistic meta:table-count="0" meta:image-count="0" meta:object-count="0" meta:page-count="7" meta:paragraph-count="166" meta:word-count="1661" meta:character-count="9048"/>
  </office:meta>
</office:document-meta>
</file>